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40fef" officeooo:paragraph-rsid="00140fef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140fef" officeooo:paragraph-rsid="00140fef" style:font-size-asian="11pt" style:font-size-complex="11pt"/>
    </style:style>
    <style:style style:name="P3" style:family="paragraph" style:parent-style-name="Standard">
      <style:text-properties fo:font-size="11pt" officeooo:paragraph-rsid="0054fd18" style:font-size-asian="11pt" style:font-size-complex="11pt"/>
    </style:style>
    <style:style style:name="P4" style:family="paragraph" style:parent-style-name="Standard">
      <style:text-properties fo:font-size="11pt" officeooo:rsid="0052b724" officeooo:paragraph-rsid="0054fd18" style:font-size-asian="11pt" style:font-size-complex="11pt"/>
    </style:style>
    <style:style style:name="P5" style:family="paragraph" style:parent-style-name="Standard">
      <style:text-properties fo:font-size="11pt" officeooo:rsid="005546f4" officeooo:paragraph-rsid="005546f4" style:font-size-asian="11pt" style:font-size-complex="11pt"/>
    </style:style>
    <style:style style:name="T1" style:family="text">
      <style:text-properties officeooo:rsid="0052b724"/>
    </style:style>
    <style:style style:name="T2" style:family="text">
      <style:text-properties officeooo:rsid="0054fd18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ài liệu hướng dẫn nạp code cho Board ESP8266 IoT WiFi Uno</text:p>
      <text:p text:style-name="P1"/>
      <text:p text:style-name="P3">- <text:span text:style-name="T1">Với mỗi địa điểm ta sẽ nạp firmware tương tứng với khu vực đó. Cụ thể:</text:span></text:p>
      <text:p text:style-name="P3"/>
      <text:p text:style-name="P4"><text:tab/>+ Địa điểm Hà Nội sẽ nạp firmware “HN_firmware.ino”.</text:p>
      <text:p text:style-name="P3"><text:tab/><text:span text:style-name="T2">+ Địa điểm Đà Nẵng sẽ nạp firmware “DN_firmware.ino”.</text:span></text:p>
      <text:p text:style-name="P3"><text:tab/><text:span text:style-name="T1">+ Địa điểm Hồ Chí Minh sẽ nạp firmware “HCM_firmware.ino”.</text:span></text:p>
      <text:p text:style-name="P3"/>
      <text:p text:style-name="P4">Các bước chi tiết nạp cho từng địa điêm và sơ đồ mạch sẽ giống trong tài liệu ở câu 1.</text:p>
      <text:p text:style-name="P4"/>
      <text:p text:style-name="P5"><text:span text:style-name="T3">Lưu ý</text:span>: các cảm biến DHT11 chân data là chân GPIO14 (trong part1 là cắm vào chân GPIO0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5:21:31.065511515</meta:creation-date>
    <dc:date>2017-12-07T14:18:10.900224711</dc:date>
    <meta:editing-duration>PT4H33M32S</meta:editing-duration>
    <meta:editing-cycles>48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96" meta:character-count="469" meta:non-whitespace-character-count="377"/>
  </office:meta>
</office:document-meta>
</file>